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D00000192DAF4EC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KaTeX_Math" svg:font-family="KaTeX_Math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49cm" fo:min-width="0.078cm" loext:decorative="fals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draw:textarea-vertical-align="middle" draw:auto-grow-height="false" fo:min-height="1.883cm" fo:min-width="0cm" fo:wrap-option="wrap" loext:decorative="false"/>
    </style:style>
    <style:style style:name="gr9" style:family="graphic" style:parent-style-name="standard">
      <style:graphic-properties svg:stroke-color="#000000" draw:fill="none" draw:textarea-vertical-align="middle" draw:auto-grow-height="false" fo:min-height="1.41cm" fo:min-width="0cm" fo:wrap-option="wrap" loext:decorative="false"/>
    </style:style>
    <style:style style:name="gr10" style:family="graphic" style:parent-style-name="standard">
      <style:graphic-properties svg:stroke-color="#000000" draw:fill="none" draw:textarea-vertical-align="middle" draw:auto-grow-height="false" fo:min-height="3.542cm" fo:min-width="0cm" fo:wrap-option="wrap" loext:decorative="false"/>
    </style:style>
    <style:style style:name="gr11" style:family="graphic" style:parent-style-name="standard">
      <style:graphic-properties draw:stroke="none" draw:fill="none" fo:min-height="0.39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059"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C059" fo:font-size="11pt" style:font-size-asian="11pt" style:font-size-complex="11pt"/>
    </style:style>
    <style:style style:name="P6" style:family="paragraph">
      <loext:graphic-properties draw:fill="none"/>
    </style:style>
    <style:style style:name="T1" style:family="text">
      <style:text-properties style:font-name="C05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88cm" svg:height="5.848cm" svg:x="1cm" svg:y="1cm">
          <draw:image xlink:href="Pictures/100000000000025D00000192DAF4EC02.png" xlink:type="simple" xlink:show="embed" xlink:actuate="onLoad" draw:mime-type="image/png">
            <text:p/>
          </draw:image>
        </draw:frame>
        <draw:frame draw:style-name="gr1" draw:text-style-name="P1" draw:layer="layout" svg:width="8.488cm" svg:height="5.849cm" svg:x="1cm" svg:y="6.154cm">
          <draw:image xlink:href="Pictures/100000000000025D00000192DAF4EC02.png" xlink:type="simple" xlink:show="embed" xlink:actuate="onLoad" draw:mime-type="image/png">
            <text:p/>
          </draw:image>
        </draw:frame>
        <draw:frame draw:style-name="gr1" draw:text-style-name="P1" draw:layer="layout" svg:width="8.488cm" svg:height="5.848cm" svg:x="1cm" svg:y="11.402cm">
          <draw:image xlink:href="Pictures/100000000000025D00000192DAF4EC02.png" xlink:type="simple" xlink:show="embed" xlink:actuate="onLoad" draw:mime-type="image/png">
            <text:p/>
          </draw:image>
        </draw:frame>
        <draw:custom-shape draw:style-name="gr2" draw:text-style-name="P2" draw:layer="layout" svg:width="0.816cm" svg:height="0.847cm" svg:x="12.099cm" svg:y="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cm" svg:y1="4cm" svg:x2="12cm" svg:y2="8.25cm">
          <text:p/>
        </draw:line>
        <draw:line draw:style-name="gr4" draw:text-style-name="P3" draw:layer="layout" svg:x1="8.998cm" svg:y1="9.099cm" svg:x2="11.936cm" svg:y2="9.099cm">
          <text:p/>
        </draw:line>
        <draw:line draw:style-name="gr5" draw:text-style-name="P3" draw:layer="layout" svg:x1="8.998cm" svg:y1="14.203cm" svg:x2="12.099cm" svg:y2="9.633cm">
          <text:p/>
        </draw:line>
        <draw:line draw:style-name="gr6" draw:text-style-name="P3" draw:layer="layout" svg:x1="13.086cm" svg:y1="9.063cm" svg:x2="14.5cm" svg:y2="9.063cm">
          <text:p/>
        </draw:line>
        <draw:frame draw:style-name="gr7" draw:text-style-name="P5" draw:layer="layout" svg:width="18.25cm" svg:height="1cm" svg:x="0.75cm" svg:y="17.75cm">
          <draw:text-box>
            <text:p text:style-name="P4"><text:span text:style-name="T1">Kenyon Cells <text:s text:c="39"/>MBONs <text:s text:c="12"/>Convergence Neurons <text:s text:c="12"/></text:span></text:p>
          </draw:text-box>
        </draw:frame>
        <draw:custom-shape draw:style-name="gr8" draw:text-style-name="P3" draw:layer="layout" svg:width="0.999cm" svg:height="2.249cm" draw:transform="rotate (-1.5707963267949) translate (3.25cm 16.7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3" draw:layer="layout" svg:width="0.999cm" svg:height="1.75cm" draw:transform="rotate (-1.5707963267949) translate (9.25cm 16.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3" draw:layer="layout" svg:width="0.999cm" svg:height="4cm" draw:transform="rotate (-1.5707963267949) translate (14.5cm 16.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3" draw:layer="layout" svg:width="0.999cm" svg:height="2.249cm" draw:transform="rotate (-1.5707963267949) translate (3.25cm 16.7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6" draw:layer="layout" svg:width="2.466cm" svg:height="0.642cm" svg:x="15.711cm" svg:y="8.819cm">
          <draw:text-box>
            <text:p><text:span text:style-name="T1"><text:s/></text:span><text:span text:style-name="T1">Behaviou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KaTeX_Math" svg:font-family="KaTeX_Math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1T21:39:01.782694470</dc:date>
    <meta:editing-duration>PT5S</meta:editing-duration>
    <meta:editing-cycles>1</meta:editing-cycles>
    <meta:document-statistic meta:object-count="14"/>
    <meta:generator>LibreOffice/24.8.4.2$Linux_X86_64 LibreOffice_project/480$Build-2</meta:generator>
  </office:meta>
</office:document-meta>
</file>